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9.19mm" fo:margin-left="40.13mm" table:align="left" style:writing-mode="lr-tb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4.2mm"/>
    </style:style>
    <style:style style:name="Table1.C" style:family="table-column">
      <style:table-column-properties style:column-width="23.21mm"/>
    </style:style>
    <style:style style:name="Table1.1" style:family="table-row">
      <style:table-row-properties style:row-height="7.94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7.55mm" fo:keep-together="auto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>
        <style:tab-stops>
          <style:tab-stop style:position="160.46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>
        <style:tab-stops>
          <style:tab-stop style:position="150.11mm" style:type="right" style:leader-style="dotted" style:leader-text="."/>
        </style:tab-stops>
      </style:paragraph-properties>
    </style:style>
    <style:style style:name="P5" style:family="paragraph" style:parent-style-name="Standard" style:master-page-name="Standard">
      <style:paragraph-properties fo:margin-top="0.21mm" fo:margin-bottom="0mm" fo:line-height="0.35mm" style:page-number="auto"/>
    </style:style>
    <style:style style:name="P6" style:family="paragraph" style:parent-style-name="Standard">
      <style:paragraph-properties fo:margin-top="1.27mm" fo:margin-bottom="0mm" fo:text-align="center" style:justify-single-word="false"/>
    </style:style>
    <style:style style:name="P7" style:family="paragraph" style:parent-style-name="Standard">
      <style:paragraph-properties fo:margin-top="1.27mm" fo:margin-bottom="0mm" fo:line-height="85%"/>
    </style:style>
    <style:style style:name="P8" style:family="paragraph" style:parent-style-name="Standard">
      <style:paragraph-properties fo:margin-top="4.45mm" fo:margin-bottom="0mm" fo:text-align="center" style:justify-single-word="false"/>
    </style:style>
    <style:style style:name="P9" style:family="paragraph" style:parent-style-name="Standard">
      <style:paragraph-properties fo:margin-top="8.89mm" fo:margin-bottom="0mm" fo:line-height="81%" fo:text-align="center" style:justify-single-word="false"/>
    </style:style>
    <style:style style:name="P10" style:family="paragraph" style:parent-style-name="Standard">
      <style:paragraph-properties fo:margin-top="0mm" fo:margin-bottom="2.82mm" fo:line-height="0.35mm"/>
    </style:style>
    <style:style style:name="P11" style:family="paragraph" style:parent-style-name="Standard">
      <style:paragraph-properties fo:margin-left="0mm" fo:margin-right="128.27mm" fo:line-height="200%" fo:text-indent="0mm" style:auto-text-indent="false"/>
    </style:style>
    <style:style style:name="P12" style:family="paragraph" style:parent-style-name="Standard">
      <style:paragraph-properties fo:margin-top="3.18mm" fo:margin-bottom="0mm" fo:line-height="85%">
        <style:tab-stops>
          <style:tab-stop style:position="62.35mm" style:leader-style="dotted" style:leader-text="."/>
          <style:tab-stop style:position="155.2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0.32mm" fo:margin-right="0mm" fo:margin-top="2.54mm" fo:margin-bottom="0mm" fo:line-height="85%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20.32mm" fo:margin-right="0mm" fo:margin-top="1.91mm" fo:margin-bottom="0mm" fo:line-height="85%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7.62mm" fo:margin-right="0mm" fo:text-indent="0mm" style:auto-text-indent="false"/>
    </style:style>
    <style:style style:name="P16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157.73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1.27mm" fo:margin-top="4.45mm" fo:margin-bottom="52.71mm" fo:text-align="justify" style:justify-single-word="false" fo:text-indent="7.62mm" style:auto-text-indent="false"/>
    </style:style>
    <style:style style:name="P19" style:family="paragraph" style:parent-style-name="Standard">
      <style:paragraph-properties fo:margin-left="2.54mm" fo:margin-right="81.28mm" fo:text-indent="-2.54mm" style:auto-text-indent="false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fo:letter-spacing="-0.11mm" style:font-size-asian="12pt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07mm" style:font-size-asian="12pt" style:text-scale="105%"/>
    </style:style>
    <style:style style:name="T7" style:family="text">
      <style:text-properties fo:color="#000000" style:font-name="Times New Roman" fo:font-size="12pt" fo:letter-spacing="-0.07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4mm" fo:font-weight="bold" style:font-size-asian="12pt" style:font-weight-asian="bold" style:text-scale="105%"/>
    </style:style>
    <style:style style:name="T11" style:family="text">
      <style:text-properties fo:color="#000000" style:font-name="Times New Roman" fo:font-size="12pt" fo:letter-spacing="-0.09mm" style:font-size-asian="12pt" style:text-scale="105%"/>
    </style:style>
    <style:style style:name="T12" style:family="text">
      <style:text-properties fo:color="#000000" style:font-name="Times New Roman" fo:font-size="12pt" fo:letter-spacing="-0.02mm" style:font-size-asian="12pt" style:text-scale="105%"/>
    </style:style>
    <style:style style:name="T13" style:family="text">
      <style:text-properties fo:color="#000000" style:font-name="Times New Roman" fo:font-size="12pt" fo:letter-spacing="-0.05mm" style:font-size-asian="12pt" style:text-scale="105%"/>
    </style:style>
    <style:style style:name="T14" style:family="text">
      <style:text-properties fo:color="#000000" style:font-name="Times New Roman" fo:font-size="12pt" fo:letter-spacing="0.46mm" style:font-size-asian="12pt" style:text-scale="105%"/>
    </style:style>
    <style:style style:name="T15" style:family="text">
      <style:text-properties fo:color="#000000" style:font-name="Times New Roman" fo:font-size="12pt" fo:letter-spacing="1.31mm" style:font-size-asian="12pt" style:text-scale="105%"/>
    </style:style>
    <style:style style:name="T16" style:family="text">
      <style:text-properties fo:color="#000000" style:font-name="Times New Roman" fo:font-size="28pt" fo:font-weight="bold" style:font-size-asian="28pt" style:font-weight-asian="bold"/>
    </style:style>
    <style:style style:name="T17" style:family="text">
      <style:text-properties fo:color="#000000" style:font-name="Times New Roman" fo:font-size="9.5pt" fo:letter-spacing="-0.04mm" style:font-size-asian="9.5pt" style:text-scale="110%"/>
    </style:style>
    <style:style style:name="T18" style:family="text">
      <style:text-properties fo:color="#000000" style:font-name="Times New Roman" fo:font-size="9.5pt" fo:letter-spacing="-0.05mm" style:font-size-asian="9.5pt" style:text-scale="11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6"><text:span text:style-name="T1">THE COMPANIES ACT <text:line-break/></text:span><text:span text:style-name="T3">(CHAPTER 50) <text:line-break/></text:span><text:span text:style-name="T1">THE COMPANIES REGULATIONS <text:line-break/></text:span><text:span text:style-name="T5">SECTION 215 (3)/ <text:line-break/></text:span><text:span text:style-name="T1">REGULATION 11 (2)</text:span></text:p>
            <text:p text:style-name="P8"><text:span text:style-name="T7">NOTICE TO NON-ASSENTING <text:line-break/></text:span><text:span text:style-name="T3">SHAREHOL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2">FORM</text:span></text:p>
            <text:p text:style-name="P9"><text:span text:style-name="T16">58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0"/>
      <text:p text:style-name="P11"><text:span text:style-name="T8">Name of Company: </text:span><text:span text:style-name="T2">Company No:</text:span></text:p>
      <text:p text:style-name="P12"><text:span text:style-name="T2">To<text:tab/>of<text:tab/></text:span></text:p>
      <text:p text:style-name="P7"><text:span text:style-name="T6">In this notice -</text:span></text:p>
      <text:p text:style-name="P13"><text:span text:style-name="T2"><text:tab/></text:span><text:span text:style-name="T9">Limited is referred</text:span></text:p>
      <text:p text:style-name="P15"><text:span text:style-name="T11">to as "the transferor company", and</text:span></text:p>
      <text:p text:style-name="P14"><text:span text:style-name="T2"><text:tab/> Limited is referred</text:span></text:p>
      <text:p text:style-name="P15"><text:span text:style-name="T6">to as "the transferee company".</text:span></text:p>
      <text:p text:style-name="P16"><text:span text:style-name="T11">A scheme or contract involving the transfer of *<text:tab/></text:span></text:p>
      <text:p text:style-name="P2"><text:span text:style-name="T6">shares in the transferor company to the transferee company was, up to <text:tab/></text:span></text:p>
      <text:p text:style-name="P2"><text:span text:style-name="T2"><text:tab/></text:span><text:span text:style-name="T9"> (being a date within </text:span><text:span text:style-name="T10">4 </text:span><text:span text:style-name="T9">months after the making of the offer in that behalf by the</text:span></text:p>
      <text:p text:style-name="P3"><text:span text:style-name="T11">transferee company), approved by the holders of not less than nine-tenths in nominal value of </text:span><text:span text:style-name="T12">those shares (other than shares already held at the date of the offer by, or by a nominee for, </text:span><text:span text:style-name="T6">the transferee company or its subsidiary).</text:span></text:p>
      <text:p text:style-name="P17"><text:span text:style-name="T2">In pursuance of that scheme or contract, </text:span><text:bookmark text:name="_GoBack"/><text:span text:style-name="T2"><text:tab/> shares were</text:span></text:p>
      <text:p text:style-name="P4"><text:span text:style-name="T2">on <text:tab/></text:span><text:span text:style-name="T6">, transferred to the transferee company or its nominee.</text:span></text:p>
      <text:p text:style-name="P18"><text:span text:style-name="T13">The transferee company hereby gives you notice, in pursuance of section 215 of the </text:span><text:span text:style-name="T4">Companies Act, that those shares together with such other shares in the transferor company as </text:span><text:span text:style-name="T12">were held by, or by a nominee for, the transferee company or its subsidiary at the last-</text:span><text:span text:style-name="T14">mentioned date comprise or include nine-tenths in nominal value of the </text:span><text:span text:style-name="T15">* <text:s/>shares in the transferor company.</text:span></text:p>
      <text:p text:style-name="P19"><text:span text:style-name="T17">* If the offer is limited to a certain class or to certain </text:span><text:span text:style-name="T18">classes of shareholders, give a description of that class </text:span><text:span text:style-name="T17">or those classes.</text:span></text:p>
      <text:p text:style-name="Standard"><text:span text:style-name="T17">+ State amount of shares transfer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91mm" fo:margin-bottom="30.2mm" fo:margin-left="24.48mm" fo:margin-right="23.46mm" style:writing-mode="lr-tb" style:layout-grid-color="#c0c0c0" style:layout-grid-lines="2541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38:00</meta:creation-date>
    <dc:date>2015-12-18T03:38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238" meta:character-count="1384" meta:non-whitespace-character-count="11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